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text-align="center"/>
      <style:text-properties style:font-name="Segoe UI1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36pt" style:font-size-asian="36pt" style:font-size-complex="36pt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style:font-name="Segoe UI Semibold" fo:font-size="15pt" style:font-size-asian="15pt" style:font-size-complex="15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735</text:span></text:p>
            <text:p text:style-name="P1"><text:span text:style-name="T2">“</text:span><text:span text:style-name="T2">Have No Fear, Little Flock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384cm" svg:height="5.306cm" svg:x="1.778cm" svg:y="0.762cm">
          <draw:text-box>
            <text:p text:style-name="P1"><text:span text:style-name="T3">1.</text:span></text:p>
            <text:p text:style-name="P1"><text:span text:style-name="T4">Have no fear, little flock;</text:span><text:span text:style-name="T4"><text:line-break/></text:span><text:span text:style-name="T4">Have no fear, little flock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384cm" svg:height="5.306cm" svg:x="1.778cm" svg:y="0.762cm">
          <draw:text-box>
            <text:p text:style-name="P1"><text:span text:style-name="T4">For the Father has chosen</text:span><text:span text:style-name="T4"><text:line-break/></text:span><text:span text:style-name="T4">To give you the Kingdom;</text:span><text:span text:style-name="T4"><text:line-break/></text:span><text:span text:style-name="T4">Have no fear, little flock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24.384cm" svg:height="5.306cm" svg:x="1.778cm" svg:y="0.762cm">
          <draw:text-box>
            <text:p text:style-name="P1"><text:span text:style-name="T4">2.</text:span></text:p>
            <text:p text:style-name="P1"><text:span text:style-name="T4">Have good cheer, little flock;</text:span><text:span text:style-name="T4"><text:line-break/></text:span><text:span text:style-name="T4">Have good cheer, little flock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384cm" svg:height="5.306cm" svg:x="1.778cm" svg:y="0.762cm">
          <draw:text-box>
            <text:p text:style-name="P1"><text:span text:style-name="T4">For the Father will keep you</text:span><text:span text:style-name="T4"><text:line-break/></text:span><text:span text:style-name="T4"> <text:s text:c="3"/>In His love forever;</text:span><text:span text:style-name="T4"><text:line-break/></text:span><text:span text:style-name="T4">Have good cheer, little flock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8" draw:layer="layout" svg:width="24.384cm" svg:height="5.306cm" svg:x="1.778cm" svg:y="0.762cm">
          <draw:text-box>
            <text:p text:style-name="P1"><text:span text:style-name="T4">3.</text:span></text:p>
            <text:p text:style-name="P7"><text:span text:style-name="T4">Praise the Lord high above;</text:span></text:p>
            <text:p text:style-name="P7"><text:span text:style-name="T4">Praise the Lord high abov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8" draw:layer="layout" svg:width="24.384cm" svg:height="5.306cm" svg:x="1.778cm" svg:y="0.762cm">
          <draw:text-box>
            <text:p text:style-name="P1"><text:span text:style-name="T4">For He stoops down to heal you,</text:span></text:p>
            <text:p text:style-name="P7"><text:span text:style-name="T4">Uplift and restore you;</text:span></text:p>
            <text:p text:style-name="P7"><text:span text:style-name="T4">Praise the Lord high abov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4.384cm" svg:height="5.306cm" svg:x="1.778cm" svg:y="0.762cm">
          <draw:text-box>
            <text:p text:style-name="P1"><text:span text:style-name="T5">4.</text:span></text:p>
            <text:p text:style-name="P7"><text:span text:style-name="T5">Thankful hearts raise to God;</text:span></text:p>
            <text:p text:style-name="P7"><text:span text:style-name="T5">Thankful hearts raise to Go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2" draw:layer="layout" svg:width="24.384cm" svg:height="12.32cm" svg:x="1.778cm" svg:y="0.762cm">
          <draw:text-box>
            <text:p text:style-name="P1"><text:span text:style-name="T5">For He stays close beside you,</text:span></text:p>
            <text:p text:style-name="P7"><text:span text:style-name="T5">In all things works with you;</text:span></text:p>
            <text:p text:style-name="P7"><text:span text:style-name="T5">Thankful hearts raise to God!</text:span></text:p>
            <text:p text:style-name="P9"><text:span text:style-name="T6"><text:line-break/></text:span><text:span text:style-name="T6"/></text:p>
            <text:p text:style-name="P9"><text:span text:style-name="T7"/></text:p>
            <text:p text:style-name="P9"><text:span text:style-name="T6"><text:s text:c="7"/></text:span><text:span text:style-name="T7">© 1973 Concordia Publishing House.</text:span></text:p>
            <text:p text:style-name="P9"><text:span text:style-name="T7"><text:s text:c="5"/></text:span><text:span text:style-name="T7">Used by permission:</text:span></text:p>
            <text:p text:style-name="P9"><text:span text:style-name="T7"><text:s text:c="5"/></text:span><text:span text:style-name="T7">LSB Hymn License</text:span></text:p>
            <text:p text:style-name="P9"><text:span text:style-name="T7"><text:s text:c="5"/></text:span><text:span text:style-name="T7">.NET, no. 100011038.</text:span></text:p>
            <text:p text:style-name="P10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4:02:30.577000000</meta:creation-date>
    <dc:date>2017-05-04T22:59:03.134000000</dc:date>
    <meta:editing-duration>PT6M23S</meta:editing-duration>
    <meta:editing-cycles>3</meta:editing-cycles>
    <meta:generator>LibreOffice/5.3.2.2$Windows_X86_64 LibreOffice_project/6cd4f1ef626f15116896b1d8e1398b56da0d0ee1</meta:generator>
    <meta:document-statistic meta:object-count="48"/>
  </office:meta>
</office:document-meta>
</file>